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011" officeooo:paragraph-rsid="00073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01:39.985791394</meta:creation-date>
    <dc:date>2023-07-30T19:02:52.074530313</dc:date>
    <meta:editing-duration>PT1M1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